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aa1c" officeooo:paragraph-rsid="0011aa1c"/>
    </style:style>
    <style:style style:name="P2" style:family="paragraph" style:parent-style-name="Standard">
      <style:text-properties officeooo:rsid="00139fd2" officeooo:paragraph-rsid="00139fd2"/>
    </style:style>
    <style:style style:name="P3" style:family="paragraph" style:parent-style-name="Standard">
      <style:text-properties officeooo:rsid="00152732" officeooo:paragraph-rsid="00152732"/>
    </style:style>
    <style:style style:name="P4" style:family="paragraph" style:parent-style-name="Standard">
      <style:text-properties officeooo:rsid="0015542f" officeooo:paragraph-rsid="0015542f"/>
    </style:style>
    <style:style style:name="P5" style:family="paragraph" style:parent-style-name="Standard">
      <style:text-properties officeooo:rsid="0018b110" officeooo:paragraph-rsid="0018b110"/>
    </style:style>
    <style:style style:name="T1" style:family="text">
      <style:text-properties officeooo:rsid="00150058"/>
    </style:style>
    <style:style style:name="T2" style:family="text">
      <style:text-properties officeooo:rsid="0016b9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rsim: Realtime Frontend Integratable and Configurable Robot Kinematic Simulator</text:p>
      <text:p text:style-name="P1"/>
      <text:p text:style-name="P1">1. Introduction</text:p>
      <text:p text:style-name="P2">Tarsim is a kinematics simulator that can simulates the kinematics of any open-chain rigid body system. Tarsim can simulate any robotic arm, hand, humanoid robot, bipedal robot, and any other robot that is composed of an open-chain system of rigid bodies. The current version of Tarsim cannot simulate closed-chain rigid bodies such as delta robots, four-bar linkages and other similar mechanisms. The main features of Tarsim include:</text:p>
      <text:p text:style-name="P2">a. Tarsim is a realtime-safe simulator. Setting and getting robot kinematics parameters takes a few micro seconds and the kinematics engine can calculate the whole kinematics chain in a few micro seconds.</text:p>
      <text:p text:style-name="P2">b. Tarsim is integratable. The client of Tarsim can be integrated in any C++ code running under a POSIX system such as Linux Ubunutu. The service of Tarsim can be run as a separate process or be integrated in a Qt application.</text:p>
      <text:p text:style-name="P2">c. <text:span text:style-name="T1">It is easy to set up a robot in Tarsim. You can set up your robot in Tarsim in a couple of hours.</text:span></text:p>
      <text:p text:style-name="P2"><text:span text:style-name="T1">d</text:span>. Tarsim window is configurable. Almost every behavior of Tarsim can be configured such as it background color, position of buttons, button icons, and other window properties.</text:p>
      <text:p text:style-name="P3">e. Tarsim has a very small foot-print. Tarsim uses very small memory and cpu. For example under an i7 core it uses ~20 mb of memory and 1-2% cpu.</text:p>
      <text:p text:style-name="P4">f. Multiple clients can communicate with Tarsim and move different parts of the robot or robots.</text:p>
      <text:p text:style-name="P4">g. Tatrsim simulates collisions, max joint velocity, and max joint acceleration.</text:p>
      <text:p text:style-name="P4">h. Tarsim allows you to simulate the exact commands you send to the robot while the robot is running or without the robot is running.</text:p>
      <text:p text:style-name="P4"/>
      <text:p text:style-name="P4">These features in addition to many other features integrated into Tarsim, makes it an ideal simulator for roboticists who are developing software and algorithms for a robot without actually running their code on an actual robot. This becomes even more important because robots are inherently expensive to purchase, develop, and use making it very difficult for many roboticists to have extensive tests on <text:span text:style-name="T2">a </text:span>robot. Especially, nowadays there are so many engineers who work off-site and do not <text:span text:style-name="T2">have daily access to robots. Moreover, there are so many engineers who develop software for a robot, but they don’t really need to test their software on an actual robot such as UI/UX developers. Tarsim facilitates all these scenarios. </text:span></text:p>
      <text:p text:style-name="P4"/>
      <text:p text:style-name="P5">2. Design</text:p>
      <text:p text:style-name="P5">Tarsim relies on a client-service mechanism. Tarsim client has multiple compon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3T14:43:37.529744020</meta:creation-date>
    <dc:date>2019-02-23T15:08:23.434454266</dc:date>
    <meta:editing-duration>PT13M22S</meta:editing-duration>
    <meta:editing-cycles>8</meta:editing-cycles>
    <meta:generator>LibreOffice/5.1.6.2$Linux_X86_64 LibreOffice_project/10m0$Build-2</meta:generator>
    <meta:document-statistic meta:table-count="0" meta:image-count="0" meta:object-count="0" meta:page-count="1" meta:paragraph-count="14" meta:word-count="414" meta:character-count="2510" meta:non-whitespace-character-count="2109"/>
  </office:meta>
</office:document-meta>
</file>